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 fo:font-size="12pt" style:font-size-asian="12pt" style:font-size-complex="12pt"/>
    </style:style>
    <style:style style:name="P5" style:family="paragraph" style:parent-style-name="UrbanBody">
      <style:text-properties style:use-window-font-color="true" style:font-name="Times New Roman"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 fo:font-size="12pt"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 fo:font-size="12pt" style:font-size-asian="12pt" style:font-size-complex="12pt"/>
    </style:style>
    <style:style style:name="T8" style:family="text">
      <style:text-properties style:font-name="Times New Roman"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 fo:font-size="12pt" fo:letter-spacing="-0.002cm" fo:language="fr" fo:country="BE" style:font-size-asian="12pt" style:font-size-complex="12pt"/>
    </style:style>
    <style:style style:name="T12" style:family="text">
      <style:text-properties style:use-window-font-color="true" style:font-name="Times New Roman" fo:font-size="12pt" fo:letter-spacing="0.004cm" fo:language="fr" fo:country="BE" style:font-size-asian="12pt" style:font-size-complex="12pt"/>
    </style:style>
    <style:style style:name="T13" style:family="text">
      <style:text-properties style:use-window-font-color="true" style:font-name="Times New Roman" fo:font-size="12pt" fo:language="fr" fo:country="BE" style:font-size-asian="12pt" style:font-size-complex="12pt"/>
    </style:style>
    <style:style style:name="T14" style:family="text">
      <style:text-properties style:use-window-font-color="true" style:font-name="Times New Roman"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 fo:font-size="12pt" fo:language="fr" fo:country="BE" fo:font-weight="bold" style:font-size-asian="12pt" style:font-weight-asian="bold" style:font-size-complex="12pt"/>
    </style:style>
    <style:style style:name="T16" style:family="text">
      <style:text-properties style:use-window-font-color="true" style:font-name="Times New Roman"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 fo:font-size="12pt" fo:letter-spacing="0.002cm" fo:language="fr" fo:country="BE" style:font-size-asian="12pt" style:font-size-complex="12pt"/>
    </style:style>
    <style:style style:name="T18" style:family="text">
      <style:text-properties style:use-window-font-color="true" style:font-name="Times New Roman"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language="fr" fo:country="BE"/>
    </style:style>
    <style:style style:name="T29" style:family="text">
      <style:text-properties fo:language="fr" fo:country="BE" fo:font-style="normal" fo:font-weight="normal" style:font-style-asian="normal" style:font-weight-asian="normal"/>
    </style:style>
    <style:style style:name="T30" style:family="text">
      <style:text-properties fo:letter-spacing="0.004cm" fo:language="fr" fo:country="BE"/>
    </style:style>
    <style:style style:name="T31" style:family="text">
      <style:text-properties fo:letter-spacing="-0.004cm" fo:language="fr" fo:country="BE"/>
    </style:style>
    <style:style style:name="T32" style:family="text">
      <style:text-properties fo:letter-spacing="0.005cm" fo:language="fr" fo:country="BE"/>
    </style:style>
    <style:style style:name="T33" style:family="text">
      <style:text-properties fo:letter-spacing="0.002cm" fo:language="fr" fo:country="BE"/>
    </style:style>
    <style:style style:name="T34" style:family="text">
      <style:text-properties fo:font-size="11pt" style:font-size-asian="11pt" style:font-size-complex="11pt"/>
    </style:style>
    <style:style style:name="T3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1">do text</text:span></text:p><text:p text:style-name="P10"><text:span text:style-name="T41">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5">do text if not len(self.getApplicants()) &gt; 1</text:span></text:p><text:p text:style-name="P9"><text:span text:style-name="T36">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5">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0">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office:annotation><dc:creator>Gauthier Bastien</dc:creator><dc:date>2011-02-16T16:12:24</dc:date><text:p text:style-name="P9"><text:span text:style-name="T39">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8">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6">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6">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text:s/></text:span><text:span text:style-name="T5">relative à un bien sis </text:span><text:span text:style-name="T27">: </text:span><text:span text:style-name="T25"><text:text-input text:description="Situation des travaux">self.getWorkLocationSignaletic()</text:text-input></text:span><text:s/><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text:s/></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text:s/></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Vu les règlements généraux sur les bâtisses ;</text:p>
      <text:p text:style-name="P4"><text:soft-page-break/></text:p>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getValueForTemplate('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6"/>
      <text:p text:style-name="P4"><text:span text:style-name="T34"><office:annotation><dc:creator>sde </dc:creator><dc:date>2011-08-05T08:21:16</dc:date><text:p text:style-name="P9"><text:span text:style-name="T37">do text if not <text:s/>self.getIsInPCA()</text:span></text:p></office:annotation></text:span>Attendu qu'il n'existe pas, pour le territoire où se trouve situé le bien, de plan communal d’aménagement ;</text:p>
      <text:p text:style-name="P4"><text:span text:style-name="T34"><office:annotation><dc:creator>sde </dc:creator><dc:date>2011-08-05T08:21:16</dc:date><text:p text:style-name="P9"><text:span text:style-name="T37">do text if self.getIsInPCA()</text:span></text:p></office:annotation></text:span>Attendu qu'il existe, pour le territoire où se trouve situé le bien, un plan communal d’aménagement ;</text:p>
      <text:p text:style-name="P4"/>
      <text:p text:style-name="P4"><text:span text:style-name="T34"><office:annotation><dc:creator>sde </dc:creator><dc:date>2011-08-04T10:39:07</dc:date><text:p text:style-name="P9"><text:span text:style-name="T37">do text if not self.getIsInSubdivision()</text:span></text:p></office:annotation></text:span>Attendu qu'il n'existe pas pour le territoire où se trouve situé le bien, de lotissement dûment autorisé par le Collège Communal ; </text:p>
      <text:p text:style-name="P4"><text:span text:style-name="T34"><office:annotation><dc:creator>sde </dc:creator><dc:date>2011-08-04T10:39:07</dc:date><text:p text:style-name="P9"><text:span text:style-name="T37">do text if self.getIsInSubdivision()</text:span></text:p></office:annotation></text:span>Attendu qu'il existe pour le territoire où se trouve situé le bien, un lotissement dûment autorisé par le Collège Communal de référence :</text:p>
      <text:p text:style-name="P4"><text:span text:style-name="T34"><office:annotation><dc:creator>sde </dc:creator><dc:date>2011-08-08T13:29:49</dc:date><text:p text:style-name="P9"><text:span text:style-name="T37">do text</text:span></text:p><text:p text:style-name="P9"><text:span text:style-name="T37">f</text:span><text:span text:style-name="T35">rom xhtml(self.getSubdivisionDetails())</text:span></text:p></office:annotation></text:span><text:s/></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0">A défaut pour le permis de satisfaire aux points 1° à 5° de l'alinéa précédent, le fonctionnaire </text:span><text:span text:style-name="T28">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0">A défaut de notification dans le délai, le permis est annulé( – Décret-programme du 03 février 2005, art.71,al. 1</text:span><text:span text:style-name="T23">er</text:span><text:span text:style-name="T30">).</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6">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6">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5">do text</text:span></text:p><text:p text:style-name="P9"><text:span text:style-name="T36">from document(at=signatures, format='odt')</text:span></text:p></office:annotation></text:span><text:span text:style-name="T4">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20:35.473049375</dc:date>
    <meta:editing-duration>PT11H10M45S</meta:editing-duration>
    <meta:editing-cycles>66</meta:editing-cycles>
    <meta:generator>LibreOffice/6.4.6.2$Linux_X86_64 LibreOffice_project/40$Build-2</meta:generator>
    <meta:document-statistic meta:table-count="0" meta:image-count="0" meta:object-count="0" meta:page-count="8" meta:paragraph-count="146" meta:word-count="3102" meta:character-count="19333" meta:non-whitespace-character-count="16346"/>
  </office:meta>
</office:document-meta>
</file>